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D200004E5300000BBB215A43AA332A2723.svm" manifest:media-type=""/>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2.293cm"/>
    </style:style>
    <style:style style:name="Table4.B" style:family="table-column">
      <style:table-column-properties style:column-width="15.302cm"/>
    </style:style>
    <style:style style:name="Table4.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15.058cm" style:rel-column-width="56104*"/>
    </style:style>
    <style:style style:name="Table1.B" style:family="table-column">
      <style:table-column-properties style:column-width="1.171cm" style:rel-column-width="4363*"/>
    </style:style>
    <style:style style:name="Table1.C" style:family="table-column">
      <style:table-column-properties style:column-width="1.36cm" style:rel-column-width="5068*"/>
    </style:style>
    <style:style style:name="Table1.A1" style:family="table-cell">
      <style:table-cell-properties fo:padding="0.097cm" fo:border="none"/>
    </style:style>
    <style:style style:name="Table3" style:family="table">
      <style:table-properties style:width="17.59cm" table:align="margins"/>
    </style:style>
    <style:style style:name="Table3.A" style:family="table-column">
      <style:table-column-properties style:column-width="15.058cm" style:rel-column-width="56104*"/>
    </style:style>
    <style:style style:name="Table3.B" style:family="table-column">
      <style:table-column-properties style:column-width="1.171cm" style:rel-column-width="4363*"/>
    </style:style>
    <style:style style:name="Table3.C" style:family="table-column">
      <style:table-column-properties style:column-width="1.36cm" style:rel-column-width="5068*"/>
    </style:style>
    <style:style style:name="Table3.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15.058cm" style:rel-column-width="56104*"/>
    </style:style>
    <style:style style:name="Table5.B" style:family="table-column">
      <style:table-column-properties style:column-width="1.171cm" style:rel-column-width="4363*"/>
    </style:style>
    <style:style style:name="Table5.C" style:family="table-column">
      <style:table-column-properties style:column-width="1.36cm" style:rel-column-width="5068*"/>
    </style:style>
    <style:style style:name="Table5.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15.392cm" style:rel-column-width="57346*"/>
    </style:style>
    <style:style style:name="Table6.B" style:family="table-column">
      <style:table-column-properties style:column-width="2.198cm" style:rel-column-width="818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data-style-name="N0">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data-style-name="N0">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2292b00"/>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style:font-name="FreeSerif3" fo:font-weight="bold" officeooo:rsid="00865bc5" officeooo:paragraph-rsid="020569db"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officeooo:paragraph-rsid="00a508c7"/>
    </style:style>
    <style:style style:name="P12" style:family="paragraph" style:parent-style-name="Standard">
      <style:paragraph-properties fo:text-align="justify" style:justify-single-word="false"/>
      <style:text-properties fo:font-weight="bold" officeooo:rsid="020569db" officeooo:paragraph-rsid="020569db" style:font-weight-asian="bold" style:font-weight-complex="bold"/>
    </style:style>
    <style:style style:name="P13" style:family="paragraph" style:parent-style-name="Text_20_body">
      <style:text-properties officeooo:paragraph-rsid="00f33639"/>
    </style:style>
    <style:style style:name="P14" style:family="paragraph" style:parent-style-name="Text_20_body">
      <style:text-properties officeooo:rsid="00e7b220" officeooo:paragraph-rsid="00d6fd0a"/>
    </style:style>
    <style:style style:name="P15" style:family="paragraph" style:parent-style-name="Text_20_body">
      <style:text-properties officeooo:paragraph-rsid="011dcd60"/>
    </style:style>
    <style:style style:name="P16" style:family="paragraph" style:parent-style-name="Text_20_body">
      <style:text-properties officeooo:rsid="018234c7" officeooo:paragraph-rsid="018234c7"/>
    </style:style>
    <style:style style:name="P17" style:family="paragraph" style:parent-style-name="Text_20_body">
      <style:text-properties officeooo:rsid="018234c7" officeooo:paragraph-rsid="02167653"/>
    </style:style>
    <style:style style:name="P18" style:family="paragraph" style:parent-style-name="Text_20_body">
      <style:text-properties officeooo:rsid="0066dcba" officeooo:paragraph-rsid="0066dcba"/>
    </style:style>
    <style:style style:name="P19" style:family="paragraph" style:parent-style-name="Text_20_body">
      <style:text-properties officeooo:rsid="0083f7c6" officeooo:paragraph-rsid="0083f7c6"/>
    </style:style>
    <style:style style:name="P20" style:family="paragraph" style:parent-style-name="Text_20_body">
      <style:paragraph-properties fo:text-align="justify" style:justify-single-word="false"/>
      <style:text-properties officeooo:paragraph-rsid="01ae9e25"/>
    </style:style>
    <style:style style:name="P21" style:family="paragraph" style:parent-style-name="Text_20_body">
      <style:paragraph-properties fo:text-align="justify" style:justify-single-word="false"/>
      <style:text-properties officeooo:paragraph-rsid="01b0f0c9"/>
    </style:style>
    <style:style style:name="P22" style:family="paragraph" style:parent-style-name="Text_20_body">
      <style:paragraph-properties fo:text-align="justify" style:justify-single-word="false"/>
      <style:text-properties officeooo:paragraph-rsid="01bce5ff"/>
    </style:style>
    <style:style style:name="P23" style:family="paragraph" style:parent-style-name="Text_20_body">
      <style:paragraph-properties fo:text-align="justify" style:justify-single-word="false"/>
      <style:text-properties officeooo:paragraph-rsid="01c13153"/>
    </style:style>
    <style:style style:name="P24" style:family="paragraph" style:parent-style-name="Text_20_body">
      <style:paragraph-properties fo:text-align="justify" style:justify-single-word="false"/>
      <style:text-properties officeooo:paragraph-rsid="01c3a62c"/>
    </style:style>
    <style:style style:name="P25" style:family="paragraph" style:parent-style-name="Text_20_body">
      <style:paragraph-properties fo:text-align="justify" style:justify-single-word="false"/>
      <style:text-properties officeooo:paragraph-rsid="01c76c21"/>
    </style:style>
    <style:style style:name="P26" style:family="paragraph" style:parent-style-name="Text_20_body">
      <style:paragraph-properties fo:text-align="justify" style:justify-single-word="false"/>
      <style:text-properties officeooo:paragraph-rsid="004fef30"/>
    </style:style>
    <style:style style:name="P27" style:family="paragraph" style:parent-style-name="Text_20_body">
      <style:paragraph-properties fo:text-align="justify" style:justify-single-word="false"/>
      <style:text-properties officeooo:paragraph-rsid="01bac9e7"/>
    </style:style>
    <style:style style:name="P28" style:family="paragraph" style:parent-style-name="Text_20_body">
      <style:paragraph-properties fo:text-align="justify" style:justify-single-word="false"/>
      <style:text-properties officeooo:rsid="00bf5b73" officeooo:paragraph-rsid="00d6fd0a"/>
    </style:style>
    <style:style style:name="P29" style:family="paragraph" style:parent-style-name="Text_20_body">
      <style:paragraph-properties fo:text-align="justify" style:justify-single-word="false"/>
      <style:text-properties officeooo:rsid="00bfaffa" officeooo:paragraph-rsid="01c3a62c"/>
    </style:style>
    <style:style style:name="P30" style:family="paragraph" style:parent-style-name="Text_20_body">
      <style:paragraph-properties fo:text-align="justify" style:justify-single-word="false"/>
      <style:text-properties officeooo:rsid="00260a45" officeooo:paragraph-rsid="00260a45"/>
    </style:style>
    <style:style style:name="P31" style:family="paragraph" style:parent-style-name="Text_20_body">
      <style:paragraph-properties fo:text-align="justify" style:justify-single-word="false"/>
      <style:text-properties officeooo:rsid="02138aae" officeooo:paragraph-rsid="0216446a"/>
    </style:style>
    <style:style style:name="P32" style:family="paragraph" style:parent-style-name="Text_20_body">
      <style:text-properties officeooo:paragraph-rsid="02167653"/>
    </style:style>
    <style:style style:name="P33" style:family="paragraph" style:parent-style-name="Text_20_body">
      <style:text-properties officeooo:rsid="022773df" officeooo:paragraph-rsid="022773df"/>
    </style:style>
    <style:style style:name="P34" style:family="paragraph" style:parent-style-name="Text_20_body">
      <style:text-properties officeooo:rsid="022b19e8" officeooo:paragraph-rsid="022b19e8"/>
    </style:style>
    <style:style style:name="P35" style:family="paragraph" style:parent-style-name="Text_20_body">
      <style:text-properties officeooo:rsid="01e073ab" officeooo:paragraph-rsid="01e073ab"/>
    </style:style>
    <style:style style:name="P36" style:family="paragraph" style:parent-style-name="Text_20_body">
      <style:text-properties fo:font-style="italic" officeooo:rsid="02530a84" officeooo:paragraph-rsid="02530a84" style:font-style-asian="italic" style:font-style-complex="italic"/>
    </style:style>
    <style:style style:name="P37" style:family="paragraph" style:parent-style-name="Text_20_body">
      <style:text-properties officeooo:rsid="01972df1" officeooo:paragraph-rsid="02563078"/>
    </style:style>
    <style:style style:name="P38" style:family="paragraph" style:parent-style-name="Text_20_body">
      <style:text-properties officeooo:rsid="025561de" officeooo:paragraph-rsid="02563078"/>
    </style:style>
    <style:style style:name="P39" style:family="paragraph" style:parent-style-name="Text_20_body">
      <style:text-properties officeooo:rsid="0198918b" officeooo:paragraph-rsid="0258b5a6"/>
    </style:style>
    <style:style style:name="P40" style:family="paragraph" style:parent-style-name="Text_20_body">
      <style:text-properties officeooo:rsid="025d7efc" officeooo:paragraph-rsid="025d7efc"/>
    </style:style>
    <style:style style:name="P41" style:family="paragraph" style:parent-style-name="Heading">
      <style:text-properties officeooo:rsid="0033c55b" officeooo:paragraph-rsid="002529d6"/>
    </style:style>
    <style:style style:name="P42" style:family="paragraph" style:parent-style-name="Heading">
      <style:text-properties officeooo:rsid="010f3d1e" officeooo:paragraph-rsid="0158894a"/>
    </style:style>
    <style:style style:name="P43" style:family="paragraph" style:parent-style-name="Heading_20_2">
      <style:text-properties officeooo:rsid="0080f8f6" officeooo:paragraph-rsid="0080f8f6"/>
    </style:style>
    <style:style style:name="P44" style:family="paragraph" style:parent-style-name="Heading_20_2">
      <style:text-properties officeooo:rsid="00818e2e" officeooo:paragraph-rsid="00818e2e"/>
    </style:style>
    <style:style style:name="P45" style:family="paragraph" style:parent-style-name="Heading_20_2">
      <style:text-properties officeooo:rsid="02135c84" officeooo:paragraph-rsid="02135c84"/>
    </style:style>
    <style:style style:name="P46" style:family="paragraph" style:parent-style-name="Heading_20_2">
      <style:paragraph-properties fo:text-align="justify" style:justify-single-word="false"/>
      <style:text-properties officeooo:rsid="02135c84" officeooo:paragraph-rsid="02167653"/>
    </style:style>
    <style:style style:name="P47" style:family="paragraph" style:parent-style-name="code">
      <style:text-properties officeooo:rsid="007e8f9f"/>
    </style:style>
    <style:style style:name="P48" style:family="paragraph" style:parent-style-name="code">
      <style:text-properties officeooo:rsid="00865bc5"/>
    </style:style>
    <style:style style:name="P49" style:family="paragraph" style:parent-style-name="code">
      <style:text-properties officeooo:rsid="0162915e" officeooo:paragraph-rsid="0162915e"/>
    </style:style>
    <style:style style:name="P50" style:family="paragraph" style:parent-style-name="code">
      <style:text-properties officeooo:rsid="0160fcb5" officeooo:paragraph-rsid="0160fcb5"/>
    </style:style>
    <style:style style:name="P51" style:family="paragraph" style:parent-style-name="code">
      <style:text-properties officeooo:rsid="018401ef" officeooo:paragraph-rsid="018401ef"/>
    </style:style>
    <style:style style:name="P52" style:family="paragraph" style:parent-style-name="code">
      <style:text-properties officeooo:rsid="018401ef" officeooo:paragraph-rsid="01faf140"/>
    </style:style>
    <style:style style:name="P53" style:family="paragraph" style:parent-style-name="code">
      <style:text-properties officeooo:rsid="01abb65a" officeooo:paragraph-rsid="01abb65a"/>
    </style:style>
    <style:style style:name="P54" style:family="paragraph" style:parent-style-name="code">
      <style:text-properties officeooo:rsid="015f22bc" officeooo:paragraph-rsid="015f22bc"/>
    </style:style>
    <style:style style:name="P55" style:family="paragraph" style:parent-style-name="Table_20_Contents">
      <style:text-properties officeooo:rsid="0171cce3" officeooo:paragraph-rsid="0198d3ff" fo:background-color="#ffff99"/>
    </style:style>
    <style:style style:name="P56" style:family="paragraph" style:parent-style-name="Table_20_Contents">
      <style:text-properties style:font-name="FreeSerif3" officeooo:rsid="009f4fbb" officeooo:paragraph-rsid="009f4fbb"/>
    </style:style>
    <style:style style:name="P57" style:family="paragraph" style:parent-style-name="Table_20_Contents">
      <style:text-properties style:font-name="FreeSerif3" officeooo:rsid="019b7b15" officeooo:paragraph-rsid="019b7b15"/>
    </style:style>
    <style:style style:name="P58" style:family="paragraph" style:parent-style-name="Table_20_Contents">
      <style:paragraph-properties fo:text-align="start" style:justify-single-word="false"/>
      <style:text-properties style:font-name="FreeSerif3" officeooo:rsid="009e0673" officeooo:paragraph-rsid="009e0673"/>
    </style:style>
    <style:style style:name="P59" style:family="paragraph" style:parent-style-name="Table_20_Contents">
      <style:paragraph-properties fo:text-align="start" style:justify-single-word="false"/>
      <style:text-properties style:font-name="FreeSerif3" fo:font-weight="bold" officeooo:rsid="0206cfe3" officeooo:paragraph-rsid="0206cfe3" style:font-weight-asian="bold" style:font-weight-complex="bold"/>
    </style:style>
    <style:style style:name="P60" style:family="paragraph" style:parent-style-name="Table_20_Contents">
      <style:text-properties style:font-name="FreeSerif3" officeooo:rsid="00a202e8" officeooo:paragraph-rsid="020bcfa5"/>
    </style:style>
    <style:style style:name="P61" style:family="paragraph" style:parent-style-name="Table_20_Contents">
      <style:text-properties officeooo:rsid="0233d273" officeooo:paragraph-rsid="0233d273"/>
    </style:style>
    <style:style style:name="P62" style:family="paragraph" style:parent-style-name="Table_20_Contents">
      <style:text-properties officeooo:rsid="0239db41" officeooo:paragraph-rsid="0239db41"/>
    </style:style>
    <style:style style:name="P63"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64" style:family="paragraph" style:parent-style-name="Table_20_Heading">
      <style:text-properties style:font-name="FreeSerif3" officeooo:rsid="0189800b" officeooo:paragraph-rsid="0189800b"/>
    </style:style>
    <style:style style:name="P65" style:family="paragraph" style:parent-style-name="Table_20_Heading">
      <style:text-properties style:font-name="FreeSerif3" officeooo:rsid="008674c7"/>
    </style:style>
    <style:style style:name="P66" style:family="paragraph" style:parent-style-name="Illustration">
      <style:paragraph-properties fo:text-align="center" style:justify-single-word="false"/>
      <style:text-properties style:font-name="FreeSerif3"/>
    </style:style>
    <style:style style:name="P67" style:family="paragraph" style:parent-style-name="Table">
      <style:text-properties style:font-name="FreeSerif3"/>
    </style:style>
    <style:style style:name="P68" style:family="paragraph" style:parent-style-name="Table">
      <style:text-properties style:font-name="FreeSerif3" officeooo:paragraph-rsid="02292b00"/>
    </style:style>
    <style:style style:name="P69" style:family="paragraph" style:parent-style-name="Table">
      <style:text-properties style:font-name="FreeSerif3" officeooo:rsid="007e8f9f" officeooo:paragraph-rsid="022a2deb"/>
    </style:style>
    <style:style style:name="P70" style:family="paragraph" style:parent-style-name="Standard" style:list-style-name="L5">
      <style:paragraph-properties fo:text-align="justify" style:justify-single-word="false"/>
      <style:text-properties style:font-name="FreeSerif3" officeooo:rsid="019b7b15" officeooo:paragraph-rsid="019b7b15"/>
    </style:style>
    <style:style style:name="P71" style:family="paragraph" style:parent-style-name="Text_20_body" style:list-style-name="L3">
      <style:text-properties officeooo:rsid="0052fb60" officeooo:paragraph-rsid="0052fb60"/>
    </style:style>
    <style:style style:name="P72" style:family="paragraph" style:parent-style-name="Text_20_body" style:list-style-name="L3">
      <style:paragraph-properties fo:text-align="justify" style:justify-single-word="false"/>
      <style:text-properties officeooo:paragraph-rsid="005730e6"/>
    </style:style>
    <style:style style:name="P73" style:family="paragraph" style:parent-style-name="Text_20_body" style:list-style-name="L4">
      <style:paragraph-properties fo:text-align="justify" style:justify-single-word="false"/>
      <style:text-properties officeooo:paragraph-rsid="006bd91c"/>
    </style:style>
    <style:style style:name="P74" style:family="paragraph" style:parent-style-name="Text_20_body" style:list-style-name="L3">
      <style:text-properties officeooo:rsid="005bd4c6" officeooo:paragraph-rsid="005bd4c6"/>
    </style:style>
    <style:style style:name="P75" style:family="paragraph" style:parent-style-name="Text_20_body" style:list-style-name="L4"/>
    <style:style style:name="P76" style:family="paragraph" style:parent-style-name="Text_20_body" style:list-style-name="L4">
      <style:text-properties officeooo:paragraph-rsid="006bd91c"/>
    </style:style>
    <style:style style:name="P77" style:family="paragraph" style:parent-style-name="Text_20_body">
      <style:text-properties officeooo:rsid="0258b5a6" officeooo:paragraph-rsid="0258b5a6"/>
    </style:style>
    <style:style style:name="P78" style:family="paragraph" style:parent-style-name="Text_20_body" style:list-style-name="L8">
      <style:paragraph-properties fo:text-align="justify" style:justify-single-word="false"/>
      <style:text-properties officeooo:rsid="00bfaffa" officeooo:paragraph-rsid="01c3a62c"/>
    </style:style>
    <style:style style:name="P79" style:family="paragraph" style:parent-style-name="Text_20_body" style:list-style-name="L8">
      <style:paragraph-properties fo:text-align="justify" style:justify-single-word="false"/>
      <style:text-properties officeooo:rsid="00bfaffa" officeooo:paragraph-rsid="01c58739"/>
    </style:style>
    <style:style style:name="P80" style:family="paragraph" style:parent-style-name="Text_20_body">
      <style:text-properties officeooo:paragraph-rsid="02610869"/>
    </style:style>
    <style:style style:name="P81" style:family="paragraph" style:parent-style-name="Caption" style:list-style-name="L1">
      <style:paragraph-properties fo:text-align="center" style:justify-single-word="false"/>
    </style:style>
    <style:style style:name="P82" style:family="paragraph" style:parent-style-name="Heading_20_1">
      <style:text-properties officeooo:paragraph-rsid="01f64211"/>
    </style:style>
    <style:style style:name="P83" style:family="paragraph" style:parent-style-name="Heading_20_1">
      <style:text-properties officeooo:rsid="01187079" officeooo:paragraph-rsid="01187079"/>
    </style:style>
    <style:style style:name="P84" style:family="paragraph" style:parent-style-name="Heading_20_1">
      <style:text-properties officeooo:rsid="00be3cdd" officeooo:paragraph-rsid="011dcd60"/>
    </style:style>
    <style:style style:name="P85" style:family="paragraph" style:parent-style-name="Heading_20_1">
      <style:text-properties officeooo:paragraph-rsid="01ccf563"/>
    </style:style>
    <style:style style:name="P86" style:family="paragraph" style:parent-style-name="Heading_20_1">
      <style:paragraph-properties fo:break-before="page"/>
      <style:text-properties officeooo:rsid="01ee1067" officeooo:paragraph-rsid="01cc7622"/>
    </style:style>
    <style:style style:name="P87" style:family="paragraph" style:parent-style-name="question" style:list-style-name="">
      <style:text-properties officeooo:rsid="022b19e8" officeooo:paragraph-rsid="022b19e8"/>
    </style:style>
    <style:style style:name="P88" style:family="paragraph" style:parent-style-name="question">
      <style:text-properties officeooo:rsid="00a88bc8" officeooo:paragraph-rsid="00a88bc8"/>
    </style:style>
    <style:style style:name="P89" style:family="paragraph" style:parent-style-name="question">
      <style:paragraph-properties fo:text-align="justify" style:justify-single-word="false"/>
      <style:text-properties officeooo:rsid="00a88bc8" officeooo:paragraph-rsid="01be9a58"/>
    </style:style>
    <style:style style:name="P90" style:family="paragraph" style:parent-style-name="question">
      <style:text-properties officeooo:paragraph-rsid="00ac79c6"/>
    </style:style>
    <style:style style:name="P91" style:family="paragraph" style:parent-style-name="question">
      <style:text-properties officeooo:rsid="02167653" officeooo:paragraph-rsid="021ccad5"/>
    </style:style>
    <style:style style:name="P92" style:family="paragraph" style:parent-style-name="question">
      <style:text-properties officeooo:rsid="02249451" officeooo:paragraph-rsid="024f2791"/>
    </style:style>
    <style:style style:name="P93" style:family="paragraph" style:parent-style-name="question">
      <style:text-properties officeooo:rsid="0250fd74" officeooo:paragraph-rsid="0250fd74"/>
    </style:style>
    <style:style style:name="P94" style:family="paragraph" style:parent-style-name="question">
      <style:text-properties officeooo:paragraph-rsid="02530a84"/>
    </style:style>
    <style:style style:name="P95" style:family="paragraph" style:parent-style-name="question" style:list-style-name="L6">
      <style:paragraph-properties fo:text-align="justify" style:justify-single-word="false"/>
      <style:text-properties officeooo:rsid="023e4f5a" officeooo:paragraph-rsid="023e4f5a"/>
    </style:style>
    <style:style style:name="P96" style:family="paragraph" style:parent-style-name="question" style:list-style-name="L6">
      <style:paragraph-properties fo:text-align="justify" style:justify-single-word="false"/>
      <style:text-properties officeooo:paragraph-rsid="01be9a58"/>
    </style:style>
    <style:style style:name="P97" style:family="paragraph" style:parent-style-name="question">
      <style:paragraph-properties fo:text-align="justify" style:justify-single-word="false"/>
      <style:text-properties officeooo:paragraph-rsid="00f33639"/>
    </style:style>
    <style:style style:name="P98" style:family="paragraph" style:parent-style-name="question">
      <style:paragraph-properties fo:text-align="justify" style:justify-single-word="false"/>
      <style:text-properties officeooo:paragraph-rsid="01c7a159"/>
    </style:style>
    <style:style style:name="P99" style:family="paragraph" style:parent-style-name="question" style:list-style-name="L6">
      <style:paragraph-properties fo:text-align="justify" style:justify-single-word="false"/>
      <style:text-properties officeooo:rsid="01207840" officeooo:paragraph-rsid="01be9a58"/>
    </style:style>
    <style:style style:name="P100" style:family="paragraph" style:parent-style-name="question">
      <style:text-properties officeooo:paragraph-rsid="01be7636"/>
    </style:style>
    <style:style style:name="P101" style:family="paragraph" style:parent-style-name="question" style:list-style-name="L7">
      <style:text-properties officeooo:rsid="01271125" officeooo:paragraph-rsid="01be7636"/>
    </style:style>
    <style:style style:name="P102" style:family="paragraph" style:parent-style-name="question" style:list-style-name="L7">
      <style:text-properties officeooo:rsid="02419854" officeooo:paragraph-rsid="02419854"/>
    </style:style>
    <style:style style:name="P103" style:family="paragraph" style:parent-style-name="question">
      <style:text-properties officeooo:paragraph-rsid="01dc91a4"/>
    </style:style>
    <style:style style:name="P104" style:family="paragraph" style:parent-style-name="question">
      <style:paragraph-properties fo:text-align="justify" style:justify-single-word="false"/>
      <style:text-properties officeooo:rsid="01c7a159" officeooo:paragraph-rsid="01c7a159"/>
    </style:style>
    <style:style style:name="P105" style:family="paragraph" style:parent-style-name="question">
      <style:text-properties officeooo:paragraph-rsid="02316d90"/>
    </style:style>
    <style:style style:name="P106" style:family="paragraph" style:parent-style-name="enum" style:list-style-name="L2">
      <style:text-properties officeooo:paragraph-rsid="0158894a"/>
    </style:style>
    <style:style style:name="P107" style:family="paragraph" style:parent-style-name="enum" style:list-style-name="L2">
      <style:text-properties officeooo:rsid="0133d8cf" officeooo:paragraph-rsid="0158894a"/>
    </style:style>
    <style:style style:name="P108" style:family="paragraph" style:parent-style-name="enum" style:list-style-name="L2">
      <style:text-properties fo:language="fr" fo:country="CA" officeooo:paragraph-rsid="0158894a" style:language-asian="zh" style:country-asian="CN" style:language-complex="ar" style:country-complex="SA"/>
    </style:style>
    <style:style style:name="P109" style:family="paragraph" style:parent-style-name="enum" style:list-style-name="L2">
      <style:text-properties fo:language="fr" fo:country="CA" officeooo:rsid="0033c55b" officeooo:paragraph-rsid="015f22bc"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ab3b3"/>
    </style:style>
    <style:style style:name="T18" style:family="text">
      <style:text-properties officeooo:rsid="00bfaffa"/>
    </style:style>
    <style:style style:name="T19" style:family="text">
      <style:text-properties officeooo:rsid="00e98dc9"/>
    </style:style>
    <style:style style:name="T20" style:family="text">
      <style:text-properties officeooo:rsid="00e9d24a"/>
    </style:style>
    <style:style style:name="T21" style:family="text">
      <style:text-properties officeooo:rsid="00eb9dcd"/>
    </style:style>
    <style:style style:name="T22" style:family="text">
      <style:text-properties officeooo:rsid="00f6b33e"/>
    </style:style>
    <style:style style:name="T23" style:family="text">
      <style:text-properties officeooo:rsid="011b8b9d"/>
    </style:style>
    <style:style style:name="T24" style:family="text">
      <style:text-properties officeooo:rsid="011c29f9"/>
    </style:style>
    <style:style style:name="T25" style:family="text">
      <style:text-properties fo:font-style="italic" style:font-style-asian="italic" style:font-style-complex="italic"/>
    </style:style>
    <style:style style:name="T26" style:family="text">
      <style:text-properties fo:font-style="italic" officeooo:rsid="01101644" style:font-style-asian="italic" style:font-style-complex="italic"/>
    </style:style>
    <style:style style:name="T27" style:family="text">
      <style:text-properties fo:font-style="italic" officeooo:rsid="01ae9e25" style:font-style-asian="italic" style:font-style-complex="italic"/>
    </style:style>
    <style:style style:name="T28" style:family="text">
      <style:text-properties fo:font-style="italic" officeooo:rsid="01bcb36b" style:font-style-asian="italic" style:font-style-complex="italic"/>
    </style:style>
    <style:style style:name="T29" style:family="text">
      <style:text-properties fo:font-style="italic" officeooo:rsid="00bfaffa" style:font-style-asian="italic" style:font-style-complex="italic"/>
    </style:style>
    <style:style style:name="T30" style:family="text">
      <style:text-properties fo:font-style="italic" officeooo:rsid="01dc91a4" style:font-style-asian="italic" style:font-style-complex="italic"/>
    </style:style>
    <style:style style:name="T31" style:family="text">
      <style:text-properties fo:font-style="italic" officeooo:rsid="0250fd74" style:font-style-asian="italic" style:font-style-complex="italic"/>
    </style:style>
    <style:style style:name="T32" style:family="text">
      <style:text-properties fo:font-style="italic" officeooo:rsid="02530a84" style:font-style-asian="italic" style:font-style-complex="italic"/>
    </style:style>
    <style:style style:name="T33" style:family="text">
      <style:text-properties fo:font-style="italic" officeooo:rsid="0254eab8" style:font-style-asian="italic" style:font-style-complex="italic"/>
    </style:style>
    <style:style style:name="T34" style:family="text">
      <style:text-properties officeooo:rsid="011dcd60"/>
    </style:style>
    <style:style style:name="T35" style:family="text">
      <style:text-properties officeooo:rsid="01207840"/>
    </style:style>
    <style:style style:name="T36" style:family="text">
      <style:text-properties officeooo:rsid="012331dc"/>
    </style:style>
    <style:style style:name="T37" style:family="text">
      <style:text-properties officeooo:rsid="01238466"/>
    </style:style>
    <style:style style:name="T38" style:family="text">
      <style:text-properties officeooo:rsid="01271125"/>
    </style:style>
    <style:style style:name="T39" style:family="text">
      <style:text-properties officeooo:rsid="01452a9f"/>
    </style:style>
    <style:style style:name="T40" style:family="text">
      <style:text-properties officeooo:rsid="0146ce6a"/>
    </style:style>
    <style:style style:name="T41" style:family="text">
      <style:text-properties officeooo:rsid="0148a30e"/>
    </style:style>
    <style:style style:name="T42" style:family="text">
      <style:text-properties officeooo:rsid="014b8ff3"/>
    </style:style>
    <style:style style:name="T43" style:family="text">
      <style:text-properties officeooo:rsid="01550c06"/>
    </style:style>
    <style:style style:name="T44" style:family="text">
      <style:text-properties officeooo:rsid="015acba2"/>
    </style:style>
    <style:style style:name="T45" style:family="text">
      <style:text-properties officeooo:rsid="015cc9e4"/>
    </style:style>
    <style:style style:name="T46" style:family="text">
      <style:text-properties officeooo:rsid="01748e4f"/>
    </style:style>
    <style:style style:name="T47" style:family="text">
      <style:text-properties officeooo:rsid="017958c3"/>
    </style:style>
    <style:style style:name="T48" style:family="text">
      <style:text-properties officeooo:rsid="017badbe"/>
    </style:style>
    <style:style style:name="T49" style:family="text">
      <style:text-properties officeooo:rsid="017c33c7"/>
    </style:style>
    <style:style style:name="T50" style:family="text">
      <style:text-properties officeooo:rsid="017e1b1e"/>
    </style:style>
    <style:style style:name="T51" style:family="text">
      <style:text-properties officeooo:rsid="017fd3bd"/>
    </style:style>
    <style:style style:name="T52" style:family="text">
      <style:text-properties officeooo:rsid="0196273c"/>
    </style:style>
    <style:style style:name="T53" style:family="text">
      <style:text-properties officeooo:rsid="0199ba2b"/>
    </style:style>
    <style:style style:name="T54" style:family="text">
      <style:text-properties officeooo:rsid="019b7b15"/>
    </style:style>
    <style:style style:name="T55" style:family="text">
      <style:text-properties officeooo:rsid="019d069e"/>
    </style:style>
    <style:style style:name="T56" style:family="text">
      <style:text-properties officeooo:rsid="005b4e01" fo:background-color="transparent" loext:char-shading-value="0"/>
    </style:style>
    <style:style style:name="T57" style:family="text">
      <style:text-properties officeooo:rsid="01a22d7e" fo:background-color="transparent" loext:char-shading-value="0"/>
    </style:style>
    <style:style style:name="T58" style:family="text">
      <style:text-properties officeooo:rsid="015acba2" fo:background-color="transparent" loext:char-shading-value="0"/>
    </style:style>
    <style:style style:name="T59" style:family="text">
      <style:text-properties officeooo:rsid="01a269ea" fo:background-color="transparent" loext:char-shading-value="0"/>
    </style:style>
    <style:style style:name="T60" style:family="text">
      <style:text-properties officeooo:rsid="017badbe" fo:background-color="transparent" loext:char-shading-value="0"/>
    </style:style>
    <style:style style:name="T61" style:family="text">
      <style:text-properties officeooo:rsid="01ae9e25" fo:background-color="transparent" loext:char-shading-value="0"/>
    </style:style>
    <style:style style:name="T62" style:family="text">
      <style:text-properties officeooo:rsid="01a64e9f"/>
    </style:style>
    <style:style style:name="T63" style:family="text">
      <style:text-properties fo:font-weight="bold" style:font-weight-asian="bold" style:font-weight-complex="bold"/>
    </style:style>
    <style:style style:name="T64" style:family="text">
      <style:text-properties fo:font-weight="bold" officeooo:rsid="0036f236" style:font-weight-asian="bold" style:font-weight-complex="bold"/>
    </style:style>
    <style:style style:name="T65" style:family="text">
      <style:text-properties fo:font-weight="bold" officeooo:rsid="01ae9e25" style:font-weight-asian="bold" style:font-weight-complex="bold"/>
    </style:style>
    <style:style style:name="T66" style:family="text">
      <style:text-properties fo:font-weight="bold" officeooo:rsid="005730e6" style:font-weight-asian="bold" style:font-weight-complex="bold"/>
    </style:style>
    <style:style style:name="T67" style:family="text">
      <style:text-properties fo:font-weight="bold" officeooo:rsid="0066dcba" style:font-weight-asian="bold" style:font-weight-complex="bold"/>
    </style:style>
    <style:style style:name="T68" style:family="text">
      <style:text-properties fo:font-weight="bold" officeooo:rsid="0067a7c5" style:font-weight-asian="bold" style:font-weight-complex="bold"/>
    </style:style>
    <style:style style:name="T69" style:family="text">
      <style:text-properties fo:font-weight="bold" officeooo:rsid="006a85f2" style:font-weight-asian="bold" style:font-weight-complex="bold"/>
    </style:style>
    <style:style style:name="T70" style:family="text">
      <style:text-properties fo:font-weight="bold" officeooo:rsid="019b7b15" style:font-weight-asian="bold" style:font-weight-complex="bold"/>
    </style:style>
    <style:style style:name="T71" style:family="text">
      <style:text-properties fo:font-weight="bold" officeooo:rsid="011b8b9d" style:font-weight-asian="bold" style:font-weight-complex="bold"/>
    </style:style>
    <style:style style:name="T72" style:family="text">
      <style:text-properties fo:font-weight="bold" officeooo:rsid="011dcd60" style:font-weight-asian="bold" style:font-weight-complex="bold"/>
    </style:style>
    <style:style style:name="T73" style:family="text">
      <style:text-properties fo:font-weight="bold" officeooo:rsid="01238466" style:font-weight-asian="bold" style:font-weight-complex="bold"/>
    </style:style>
    <style:style style:name="T74" style:family="text">
      <style:text-properties fo:font-weight="bold" officeooo:rsid="00bfaffa" style:font-weight-asian="bold" style:font-weight-complex="bold"/>
    </style:style>
    <style:style style:name="T75" style:family="text">
      <style:text-properties fo:font-weight="bold" officeooo:rsid="01c7a159" style:font-weight-asian="bold" style:font-weight-complex="bold"/>
    </style:style>
    <style:style style:name="T76" style:family="text">
      <style:text-properties fo:font-weight="bold" officeooo:rsid="005b4e01" style:font-weight-asian="bold" style:font-weight-complex="bold"/>
    </style:style>
    <style:style style:name="T77" style:family="text">
      <style:text-properties fo:font-weight="bold" officeooo:rsid="01d19852" style:font-weight-asian="bold" style:font-weight-complex="bold"/>
    </style:style>
    <style:style style:name="T78" style:family="text">
      <style:text-properties fo:font-weight="bold" officeooo:rsid="01dc91a4" style:font-weight-asian="bold" style:font-weight-complex="bold"/>
    </style:style>
    <style:style style:name="T79" style:family="text">
      <style:text-properties fo:font-weight="bold" officeooo:rsid="01fb8067" style:font-weight-asian="bold" style:font-weight-complex="bold"/>
    </style:style>
    <style:style style:name="T80" style:family="text">
      <style:text-properties fo:font-weight="bold" officeooo:rsid="011a40ee" style:font-weight-asian="bold" style:font-weight-complex="bold"/>
    </style:style>
    <style:style style:name="T81" style:family="text">
      <style:text-properties fo:font-weight="bold" officeooo:rsid="020ad988" style:font-weight-asian="bold" style:font-weight-complex="bold"/>
    </style:style>
    <style:style style:name="T82" style:family="text">
      <style:text-properties fo:font-weight="bold" fo:background-color="transparent" loext:char-shading-value="0" style:font-weight-asian="bold" style:font-weight-complex="bold"/>
    </style:style>
    <style:style style:name="T83" style:family="text">
      <style:text-properties fo:font-weight="bold" officeooo:rsid="01a22d7e" fo:background-color="transparent" loext:char-shading-value="0" style:font-weight-asian="bold" style:font-weight-complex="bold"/>
    </style:style>
    <style:style style:name="T84" style:family="text">
      <style:text-properties fo:font-weight="bold" officeooo:rsid="01f387d4" fo:background-color="transparent" loext:char-shading-value="0" style:font-weight-asian="bold" style:font-weight-complex="bold"/>
    </style:style>
    <style:style style:name="T85" style:family="text">
      <style:text-properties fo:font-weight="bold" officeooo:rsid="01ae9e25" fo:background-color="transparent" loext:char-shading-value="0" style:font-weight-asian="bold" style:font-weight-complex="bold"/>
    </style:style>
    <style:style style:name="T86" style:family="text">
      <style:text-properties officeooo:rsid="01abb65a"/>
    </style:style>
    <style:style style:name="T87" style:family="text">
      <style:text-properties officeooo:rsid="01ae9e25"/>
    </style:style>
    <style:style style:name="T88" style:family="text">
      <style:text-properties style:font-name="FreeMono1" fo:font-size="10pt" style:font-size-asian="10pt" style:font-size-complex="10pt"/>
    </style:style>
    <style:style style:name="T89" style:family="text">
      <style:text-properties officeooo:rsid="01b0f0c9"/>
    </style:style>
    <style:style style:name="T90" style:family="text">
      <style:text-properties style:font-name="FreeSerif3"/>
    </style:style>
    <style:style style:name="T91" style:family="text">
      <style:text-properties style:font-name="FreeSerif3" officeooo:rsid="00865bc5"/>
    </style:style>
    <style:style style:name="T92" style:family="text">
      <style:text-properties style:font-name="FreeSerif3" officeooo:rsid="00865bc5" fo:background-color="transparent" loext:char-shading-value="0"/>
    </style:style>
    <style:style style:name="T93" style:family="text">
      <style:text-properties style:font-name="FreeSerif3" officeooo:rsid="01b0f0c9"/>
    </style:style>
    <style:style style:name="T94" style:family="text">
      <style:text-properties style:font-name="FreeSerif3" officeooo:rsid="01b74477"/>
    </style:style>
    <style:style style:name="T95" style:family="text">
      <style:text-properties style:font-name="FreeSerif3" officeooo:rsid="01b919bd"/>
    </style:style>
    <style:style style:name="T96" style:family="text">
      <style:text-properties style:font-name="FreeSerif3" fo:font-style="italic" style:font-style-asian="italic" style:font-style-complex="italic"/>
    </style:style>
    <style:style style:name="T97" style:family="text">
      <style:text-properties style:font-name="FreeSerif3" fo:font-style="normal" style:font-style-asian="normal" style:font-style-complex="normal"/>
    </style:style>
    <style:style style:name="T98" style:family="text">
      <style:text-properties style:font-name="FreeSerif3" fo:font-style="normal" officeooo:rsid="02292b00" style:font-style-asian="normal" style:font-style-complex="normal"/>
    </style:style>
    <style:style style:name="T99" style:family="text">
      <style:text-properties style:font-name="FreeSerif3" fo:font-style="normal" officeooo:rsid="0229f47f" style:font-style-asian="normal" style:font-style-complex="normal"/>
    </style:style>
    <style:style style:name="T100" style:family="text">
      <style:text-properties style:font-name="FreeSerif3" fo:font-style="normal" fo:font-weight="normal" officeooo:rsid="0248d22a" style:font-style-asian="normal" style:font-weight-asian="normal" style:font-style-complex="normal" style:font-weight-complex="normal"/>
    </style:style>
    <style:style style:name="T101" style:family="text">
      <style:text-properties style:font-name="FreeSerif3" fo:font-style="normal" fo:font-weight="normal" officeooo:rsid="024a726b" style:font-style-asian="normal" style:font-weight-asian="normal" style:font-style-complex="normal" style:font-weight-complex="normal"/>
    </style:style>
    <style:style style:name="T102" style:family="text">
      <style:text-properties fo:font-style="normal" style:font-style-asian="normal" style:font-style-complex="normal"/>
    </style:style>
    <style:style style:name="T103" style:family="text">
      <style:text-properties fo:font-style="normal" officeooo:rsid="01bcb36b" style:font-style-asian="normal" style:font-style-complex="normal"/>
    </style:style>
    <style:style style:name="T104" style:family="text">
      <style:text-properties fo:font-style="normal" officeooo:rsid="01dc91a4" style:font-style-asian="normal" style:font-style-complex="normal"/>
    </style:style>
    <style:style style:name="T105" style:family="text">
      <style:text-properties fo:font-style="normal" officeooo:rsid="021be9dc" style:font-style-asian="normal" style:font-style-complex="normal"/>
    </style:style>
    <style:style style:name="T106" style:family="text">
      <style:text-properties fo:font-style="normal" officeooo:rsid="021ccad5" style:font-style-asian="normal" style:font-style-complex="normal"/>
    </style:style>
    <style:style style:name="T107" style:family="text">
      <style:text-properties fo:font-style="normal" officeooo:rsid="024d7542" style:font-style-asian="normal" style:font-style-complex="normal"/>
    </style:style>
    <style:style style:name="T108" style:family="text">
      <style:text-properties officeooo:rsid="01be7636"/>
    </style:style>
    <style:style style:name="T109" style:family="text">
      <style:text-properties fo:color="#ff3333" officeooo:rsid="01238466"/>
    </style:style>
    <style:style style:name="T110" style:family="text">
      <style:text-properties fo:color="#ff3333" officeooo:rsid="011b8b9d"/>
    </style:style>
    <style:style style:name="T111" style:family="text">
      <style:text-properties fo:color="#ff3333" style:font-name="FreeSerif3" fo:font-size="12pt" officeooo:rsid="01be9a58" style:font-size-asian="10.5pt" style:font-size-complex="12pt"/>
    </style:style>
    <style:style style:name="T112" style:family="text">
      <style:text-properties fo:color="#ff3333" fo:font-weight="bold" officeooo:rsid="01238466" style:font-weight-asian="bold" style:font-weight-complex="bold"/>
    </style:style>
    <style:style style:name="T113" style:family="text">
      <style:text-properties officeooo:rsid="01bfeb80"/>
    </style:style>
    <style:style style:name="T114" style:family="text">
      <style:text-properties officeooo:rsid="01c7a159"/>
    </style:style>
    <style:style style:name="T115" style:family="text">
      <style:text-properties officeooo:rsid="01dc91a4"/>
    </style:style>
    <style:style style:name="T116" style:family="text">
      <style:text-properties fo:font-weight="normal" officeooo:rsid="01dc91a4" style:font-weight-asian="normal" style:font-weight-complex="normal"/>
    </style:style>
    <style:style style:name="T117" style:family="text">
      <style:text-properties fo:font-weight="normal" officeooo:rsid="0236d1bc" style:font-weight-asian="normal" style:font-weight-complex="normal"/>
    </style:style>
    <style:style style:name="T118" style:family="text">
      <style:text-properties fo:font-weight="normal" officeooo:rsid="01f04d50" fo:background-color="transparent" loext:char-shading-value="0" style:font-weight-asian="normal" style:font-weight-complex="normal"/>
    </style:style>
    <style:style style:name="T119" style:family="text">
      <style:text-properties style:text-underline-style="solid" style:text-underline-width="auto" style:text-underline-color="font-color" fo:font-weight="bold" style:font-weight-asian="bold" style:font-weight-complex="bold"/>
    </style:style>
    <style:style style:name="T120" style:family="text">
      <style:text-properties officeooo:rsid="01e9140a"/>
    </style:style>
    <style:style style:name="T121" style:family="text">
      <style:text-properties officeooo:rsid="01ece9a4"/>
    </style:style>
    <style:style style:name="T122" style:family="text">
      <style:text-properties officeooo:rsid="01f7db05"/>
    </style:style>
    <style:style style:name="T123" style:family="text">
      <style:text-properties officeooo:rsid="01f91efc"/>
    </style:style>
    <style:style style:name="T124" style:family="text">
      <style:text-properties officeooo:rsid="01faf140"/>
    </style:style>
    <style:style style:name="T125" style:family="text">
      <style:text-properties style:font-name="Arial"/>
    </style:style>
    <style:style style:name="T126" style:family="text">
      <style:text-properties style:font-name="Arial" officeooo:rsid="01fef00c"/>
    </style:style>
    <style:style style:name="T127" style:family="text">
      <style:text-properties style:font-name="Arial Black" fo:font-size="16pt" fo:font-style="normal" style:font-size-asian="16pt" style:font-style-asian="normal" style:font-size-complex="16pt" style:font-style-complex="normal"/>
    </style:style>
    <style:style style:name="T128" style:family="text">
      <style:text-properties officeooo:rsid="0202f13e"/>
    </style:style>
    <style:style style:name="T129" style:family="text">
      <style:text-properties officeooo:rsid="011a40ee"/>
    </style:style>
    <style:style style:name="T130" style:family="text">
      <style:text-properties officeooo:rsid="020bcfa5"/>
    </style:style>
    <style:style style:name="T131" style:family="text">
      <style:text-properties officeooo:rsid="020dbc58"/>
    </style:style>
    <style:style style:name="T132" style:family="text">
      <style:text-properties officeooo:rsid="0216446a"/>
    </style:style>
    <style:style style:name="T133" style:family="text">
      <style:text-properties officeooo:rsid="022a2deb"/>
    </style:style>
    <style:style style:name="T134" style:family="text">
      <style:text-properties officeooo:rsid="022d9e1a"/>
    </style:style>
    <style:style style:name="T135" style:family="text">
      <style:text-properties officeooo:rsid="022df8dd"/>
    </style:style>
    <style:style style:name="T136" style:family="text">
      <style:text-properties officeooo:rsid="023f5110"/>
    </style:style>
    <style:style style:name="T137" style:family="text">
      <style:text-properties officeooo:rsid="024bb814"/>
    </style:style>
    <style:style style:name="T138" style:family="text">
      <style:text-properties officeooo:rsid="024f23a7"/>
    </style:style>
    <style:style style:name="T139" style:family="text">
      <style:text-properties officeooo:rsid="0250226f"/>
    </style:style>
    <style:style style:name="T140" style:family="text">
      <style:text-properties officeooo:rsid="0250fd74"/>
    </style:style>
    <style:style style:name="T141" style:family="text">
      <style:text-properties officeooo:rsid="025150d8"/>
    </style:style>
    <style:style style:name="T142" style:family="text">
      <style:text-properties officeooo:rsid="025256a6"/>
    </style:style>
    <style:style style:name="T143" style:family="text">
      <style:text-properties officeooo:rsid="025561de"/>
    </style:style>
    <style:style style:name="T144" style:family="text">
      <style:text-properties officeooo:rsid="0259d837"/>
    </style:style>
    <style:style style:name="T145" style:family="text">
      <style:text-properties officeooo:rsid="0261086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99291907" text:style-name="L1">
        <text:list-header>
          <text:p text:style-name="P81"><text:span text:style-name="T127"><text:user-defined style:data-style-name="N0" text:name="Sigle">INF2610</text:user-defined></text:span><text:span text:style-name="T127"> – </text:span><text:span text:style-name="T127"><text:user-defined style:data-style-name="N0" text:name="Cours">Noyau du système d'exploitation</text:user-defined></text:span></text:p>
        </text:list-header>
      </text:list>
      <text:p text:style-name="P1"/>
      <text:p text:style-name="P10"><text:span text:style-name="T125"><text:user-defined style:data-style-name="N0" text:name="Etiquette">Laboratoire 2</text:user-defined></text:span><text:span text:style-name="T125"> – </text:span><text:span text:style-name="T126">Hiver 2018</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5">Inscrire ici le nom des membres de l'équipe</text:p>
          </table:table-cell>
        </table:table-row>
        <table:table-row>
          <table:table-cell table:style-name="Table2.A2" office:value-type="string">
            <text:p text:style-name="Table_20_Contents">Note finale sur 20</text:p>
          </table:table-cell>
          <table:table-cell table:style-name="Table2.B2" office:value-type="float" office:value="0">
            <text:p text:style-name="P62">0</text:p>
          </table:table-cell>
        </table:table-row>
      </table:table>
      <text:p text:style-name="Standard"/>
      <text:p text:style-name="P41">Mise en situation</text:p>
      <text:p text:style-name="P30">Au précédent laboratoire, nous avons vu qu'un processus ne peut accéder à la mémoire d'un autre processus directement. Nous avons également vu qu'il <text:span text:style-name="T62">est nécessaire de disposer d'</text:span>un moyen <text:span text:style-name="T62">de contrôle d</text:span>'accès concurrent à une ressource, comme une variable partagée. C'est la fonction des <text:span text:style-name="T63">mécanismes de communication inter-processus</text:span> (Inter-Process Communication, ou IPC), dont il est question dans ce laboratoire.</text:p>
      <text:p text:style-name="P42">Directives</text:p>
      <text:list xml:id="list1521889521" text:style-name="L2">
        <text:list-item>
          <text:p text:style-name="P107">L'activité se fait en équipe de deux. Inscrivez les noms ci-haut.</text:p>
        </text:list-item>
        <text:list-item>
          <text:p text:style-name="P106">Répondez <text:span text:style-name="T63">directement dans le questionnaire</text:span> ODT avec Libre Office.</text:p>
        </text:list-item>
        <text:list-item>
          <text:p text:style-name="P106">La correction se fera directement dans le document électronique.</text:p>
        </text:list-item>
        <text:list-item>
          <text:p text:style-name="P106"><text:span text:style-name="T1">Remettez sur Moodle l</text:span>e questionnaire rempli et le code <text:span text:style-name="T2">(archive tar produite par </text:span><text:span text:style-name="T26">make dist</text:span><text:span text:style-name="T2">).</text:span></text:p>
        </text:list-item>
        <text:list-item>
          <text:p text:style-name="P106">Une seule personne de l'équipe doit effectuer la remise sur Moodle.</text:p>
        </text:list-item>
        <text:list-item>
          <text:p text:style-name="P108">Utilisez les machines du laboratoire pour obtenir vos résultats.</text:p>
        </text:list-item>
        <text:list-item>
          <text:p text:style-name="P109">10% de la note finale peut être enlevée pour la mauvaise qualité de la langue.</text:p>
        </text:list-item>
      </text:list>
      <text:p text:style-name="P63">Après avoir décompressé les sources, exécute<text:span text:style-name="T86">z</text:span> le script <text:span text:style-name="T25">fixperms.sh</text:span> pour corriger les permissions <text:span text:style-name="T86">puis n'oubliez pas de configurer votre projet :</text:span></text:p>
      <text:p text:style-name="P49">tar xzvf inf2610-lab2-<text:span text:style-name="T137">2.0</text:span>.tar.gz</text:p>
      <text:p text:style-name="P50">cd inf2610-lab2-<text:span text:style-name="T137">2.0</text:span>/</text:p>
      <text:p text:style-name="P54">sh fixperms.sh</text:p>
      <text:p text:style-name="P53">./configure</text:p>
      <text:p text:style-name="P53"/>
      <text:h text:style-name="P82" text:outline-level="1"><text:span text:style-name="T4">Classification des verrous</text:span> [ <text:span text:style-name="T128">10</text:span> pts ]</text:h>
      <text:p text:style-name="P20"><text:span text:style-name="T3">Vous travaillez sur une librairie dont la fonction est de </text:span><text:span text:style-name="T64">calculer des statistiques sur des nombres entiers</text:span><text:span text:style-name="T3">. Plusieurs fils d'exécution pourront ajouter simultanément des valeurs, il est donc nécessaire de protéger la </text:span><text:span text:style-name="T64">section critique</text:span><text:span text:style-name="T3"> par un verrou. </text:span></text:p>
      <text:p text:style-name="P20"><text:soft-page-break/><text:span text:style-name="T87">La question que l'on peut se poser est de savoir lequel choisir entre un </text:span><text:span text:style-name="T27">mutex</text:span><text:span text:style-name="T87">, un </text:span><text:span text:style-name="T27">sémaphore</text:span><text:span text:style-name="T87"> ou un </text:span><text:span text:style-name="T27">spinlock</text:span><text:span text:style-name="T87"> ? Quel est leur principe de fonctionnement ? Cet atelier vous permettra d'en faire l'expérience et d'observer leur</text:span><text:span text:style-name="T61">s</text:span><text:span text:style-name="T87"> </text:span><text:span text:style-name="T65">interaction</text:span><text:span text:style-name="T84">s</text:span><text:span text:style-name="T85"> av</text:span><text:span text:style-name="T65">ec le système d'exploitation</text:span><text:span text:style-name="T87">.</text:span></text:p>
      <text:p text:style-name="P43">Implémentation</text:p>
      <text:p text:style-name="P26"><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1925572055" text:style-name="L3">
        <text:list-item>
          <text:p text:style-name="P71"><text:span text:style-name="T63">mutex.c </text:span>: utilisation d'un seul mutex <text:span text:style-name="T25">PThread</text:span> comme simple verrou partagé.</text:p>
        </text:list-item>
        <text:list-item>
          <text:p text:style-name="P72"><text:span text:style-name="T66">semrelay.c</text:span><text:span text:style-name="T7"> : utilisation d'un sémaphore </text:span><text:span text:style-name="technical"><text:span text:style-name="T8">sem_t</text:span></text:span><text:span text:style-name="T8"> </text:span><text:span text:style-name="T76">par fil d'exécution</text:span><text:span text:style-name="T8">. Lorsqu'un fil a terminé sa section interne, il signa</text:span><text:span text:style-name="T56">l</text:span><text:span text:style-name="T57">e</text:span><text:span text:style-name="T56"> </text:span><text:span text:style-name="T8">le fil suivant et attend que tous les autres fil</text:span><text:span text:style-name="T56">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74"><text:span text:style-name="T63">spinlock.c</text:span> : utilisation de <text:span text:style-name="T88">minispinlock</text:span> (voir le fichier minispinlock.asm).</text:p>
        </text:list-item>
      </text:list>
      <text:p text:style-name="P18">Dans chaque fichier se trouvent 3 fonctions :</text:p>
      <text:list xml:id="list592987935" text:style-name="L4">
        <text:list-item>
          <text:p text:style-name="P75"><text:span text:style-name="T67">Initialisation</text:span><text:span text:style-name="T9"> (</text:span>ex :<text:span text:style-name="technical"><text:span text:style-name="T12"> *_init()</text:span></text:span><text:span text:style-name="T12">) : allouer le verrou et l'initialiser.</text:span></text:p>
        </text:list-item>
        <text:list-item>
          <text:p text:style-name="P76"><text:span text:style-name="T68">Finalisation</text:span><text:span text:style-name="T10"> (ex :</text:span><text:span text:style-name="technical"><text:span text:style-name="T12"> *_destroy()</text:span></text:span><text:span text:style-name="T10"> : libérer la mémoire allouée lors de l'initialisation.</text:span></text:p>
        </text:list-item>
        <text:list-item>
          <text:p text:style-name="P73"><text:span text:style-name="T69">Fonction principale</text:span><text:span text:style-name="T11"> (ex :</text:span><text:span text:style-name="technical"><text:span text:style-name="T12"> *_main()</text:span></text:span><text:span text:style-name="T11"> : calcul des statistiques. Insérez le verrouillage et le déverrouillage dans la boucle extérieure. </text:span></text:p>
        </text:list-item>
      </text:list>
      <text:p text:style-name="P21"><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1"><text:span text:style-name="T15">Le code de la section critique de l'expérience est de longueur variable. Le paramètre </text:span><text:span text:style-name="technical"><text:span text:style-name="T44">inner</text:span></text:span><text:span text:style-name="T44"> augmente le nombre d'opérations effectuées dans la section critique, tandis que le paramètre </text:span><text:span text:style-name="technical"><text:span text:style-name="T44">outer</text:span></text:span><text:span text:style-name="T44"> sert à répéter plusieurs fois la prise et la libération du verrou. Dans la réalité, il est préférable de réduire au minimum le nombre d'instructio</text:span><text:span text:style-name="T58">ns d</text:span><text:span text:style-name="T44">ans une section critique. Voici un exemple du lancement du programme. </text:span></text:p>
      <text:p text:style-name="P47">./multilock --lib serial --verbose </text:p>
      <text:p text:style-name="P51">label <text:s text:c="13"/>N <text:s text:c="13"/>sum <text:s text:c="13"/>mean </text:p>
      <text:p text:style-name="P52">actual <text:s text:c="7"/><text:span text:style-name="T122">200000</text:span> <text:s text:c="2"/><text:span text:style-name="T123">4999900000.000</text:span> <text:s text:c="8"/><text:span text:style-name="T124">24999.500</text:span> </text:p>
      <text:p text:style-name="P52">expected <text:s text:c="5"/><text:span text:style-name="T122">200000</text:span> <text:s text:c="2"/><text:span text:style-name="T123">4999900000.000</text:span> <text:s text:c="8"/><text:span text:style-name="T124">24999.500</text:span> </text:p>
      <text:p text:style-name="P51">PASS serial </text:p>
      <text:p text:style-name="P3"/>
      <text:p text:style-name="P6">Si la section critique est bien protégée, alors le programme retournera « PASS ». <text:span text:style-name="T89">Il renverra</text:span> « FAIL » dans le cas contraire. </text:p>
      <text:p text:style-name="P44"><text:soft-page-break/>Traçage de l'exécution</text:p>
      <text:p text:style-name="P19">Une fois le code complété, tracez l'ensemble des tests avec la commande suivante :</text:p>
      <text:p text:style-name="P48">lttng-simple -k <text:span text:style-name="T53">-s -c </text:span>-- ./<text:span text:style-name="T45">multilock-all.sh</text:span></text:p>
      <text:p text:style-name="P3"/>
      <text:p text:style-name="P7">Le script exécute <text:span text:style-name="T54">deux</text:span><text:span text:style-name="T63"> granulari</text:span><text:span text:style-name="T82">té</text:span><text:span text:style-name="T83">s</text:span><text:span text:style-name="T82"> </text:span><text:span text:style-name="T70">de section critique</text:span><text:span text:style-name="T54"> avec 4 fils d'exécution :</text:span></text:p>
      <text:list xml:id="list316518944" text:style-name="L5">
        <text:list-item>
          <text:p text:style-name="P70">Une section critique très courte répétée un grand nombre de fois;</text:p>
        </text:list-item>
        <text:list-item>
          <text:p text:style-name="P70">Une section critique très longue répétée un petit nombre de fois.</text:p>
        </text:list-item>
      </text:list>
      <text:p text:style-name="P8"/>
      <text:p text:style-name="P11"><text:span text:style-name="T91">Importe</text:span><text:span text:style-name="T94">z</text:span><text:span text:style-name="T91"> la trace </text:span><text:span text:style-name="technical"><text:span text:style-name="T91">multilock-all.sh-</text:span></text:span><text:span text:style-name="technical"><text:span text:style-name="T92">k</text:span></text:span><text:span text:style-name="T92"> </text:span><text:span text:style-name="T91">dans </text:span><text:span text:style-name="T93">TraceCompass</text:span><text:span text:style-name="T91">, puis compléte</text:span><text:span text:style-name="T95">z</text:span><text:span text:style-name="T91"> le tableau </text:span><text:span text:style-name="T91"><text:sequence-ref text:reference-format="value" text:ref-name="refTable0">1</text:sequence-ref></text:span><text:span text:style-name="T91">.</text:span></text:p>
      <text:p text:style-name="P9"/>
      <text:p text:style-name="P12"><text:span text:style-name="T91">A</text:span><text:span text:style-name="T90">ttention! Pour </text:span><text:span text:style-name="T96">certaines lignes</text:span><text:span text:style-name="T90"> du tableau, il vous est demandé de justifier vos réponses à l’aide de captures d’écran. </text:span><text:span text:style-name="T97">Vous insérerez les captures dans ce document </text:span><text:span text:style-name="T98">dans le tableau 2 ci-dessous</text:span><text:span text:style-name="T97">, en les numérotant et en vous référant à leur numéro pour justifier vos réponses dans le tableau </text:span><text:span text:style-name="T99">1</text:span><text:span text:style-name="T97"> quand c’est nécessaire. </text:span><text:span text:style-name="T101">Vous limiterez</text:span><text:span text:style-name="T100"> vos captures d’écran à la partie intéressante de l’écran seulement.</text:span></text:p>
      <text:p text:style-name="P5"/>
      <table:table table:name="Tableau2" table:style-name="Tableau2">
        <table:table-column table:style-name="Tableau2.A" table:number-columns-repeated="4"/>
        <text:soft-page-break/>
        <table:table-row>
          <table:table-cell table:style-name="Tableau2.A1" office:value-type="string">
            <text:p text:style-name="P65">Propriété</text:p>
          </table:table-cell>
          <table:table-cell table:style-name="Tableau2.A1" office:value-type="string">
            <text:p text:style-name="P65">Mutex</text:p>
          </table:table-cell>
          <table:table-cell table:style-name="Tableau2.A1" office:value-type="string">
            <text:p text:style-name="P64">Semrelay</text:p>
          </table:table-cell>
          <table:table-cell table:style-name="Tableau2.D1" office:value-type="string">
            <text:p text:style-name="P65">Spinlock</text:p>
          </table:table-cell>
        </table:table-row>
        <table:table-row>
          <table:table-cell table:style-name="Tableau2.C5" office:value-type="string">
            <text:p text:style-name="P58">Est-ce que le fil d'exécution en attente bloque pour l'accès à la section critique ? (WAIT_BLOCKED)</text:p>
            <text:p text:style-name="P59">Si oui, illustrez avec une capture d’écran pour chaque verrou concerné.</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6">Est-ce qu'il se produit des appels système <text:span text:style-name="T115">liés au verrouillage? Lesquels?<text:line-break/></text:span><text:span text:style-name="T81">Si oui, illustrez avec une capture d’écran pour chaque verrou concerné.</text:span></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60">Est-ce qu'une famine est possible? S<text:span text:style-name="T130">i oui, comment est-elle visible ?</text:span> <text:span text:style-name="T63">Si oui, <text:s/></text:span><text:span text:style-name="T81">illustrez avec une capture d’écran pour chaque verrou concerné</text:span></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7">La granularité <text:span text:style-name="T115">(paramètres </text:span><text:span text:style-name="T30">outer </text:span><text:span text:style-name="T104">et </text:span><text:span text:style-name="T30">inner</text:span><text:span text:style-name="T104">) </text:span><text:span text:style-name="T102">affecte</text:span>-elle le comportement <text:span text:style-name="T55">du</text:span> verrou ? Si oui, comment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
      <text:p text:style-name="P67">Tableau <text:sequence text:ref-name="refTable0" text:name="Table" text:formula="ooow:Table+1" style:num-format="1">1</text:sequence>: Résumé du comportement des verrous</text:p>
      <text:p text:style-name="P68"/>
      <table:table table:name="Table4" table:style-name="Table4">
        <table:table-column table:style-name="Table4.A"/>
        <table:table-column table:style-name="Table4.B"/>
        <table:table-row>
          <table:table-cell table:style-name="Table4.A1" office:value-type="string">
            <text:h text:style-name="P87" text:outline-level="2">Capture 1</text:h>
          </table:table-cell>
          <table:table-cell table:style-name="Table4.A1" office:value-type="string">
            <text:p text:style-name="P34">[PLACER CAPTURE]</text:p>
          </table:table-cell>
        </table:table-row>
        <table:table-row>
          <table:table-cell table:style-name="Table4.A1" office:value-type="string">
            <text:h text:style-name="P87" text:outline-level="2">Capture 2</text:h>
          </table:table-cell>
          <table:table-cell table:style-name="Table4.A1" office:value-type="string">
            <text:p text:style-name="P34">[PLACER CAPTURE]</text:p>
          </table:table-cell>
        </table:table-row>
        <table:table-row>
          <table:table-cell table:style-name="Table4.A1" office:value-type="string">
            <text:h text:style-name="P87" text:outline-level="2">...</text:h>
          </table:table-cell>
          <table:table-cell table:style-name="Table4.A1" office:value-type="string">
            <text:p text:style-name="P34">...</text:p>
          </table:table-cell>
        </table:table-row>
      </table:table>
      <text:p text:style-name="P69">Tableau <text:sequence text:ref-name="refTable1" text:name="Table" text:formula="ooow:Table+1" style:num-format="1">2</text:sequence>: <text:span text:style-name="T133">Captures d’écran</text:span></text:p>
      <text:p text:style-name="P4"/>
      <table:table table:name="Table1" table:style-name="Table1">
        <table:table-column table:style-name="Table1.A"/>
        <table:table-column table:style-name="Table1.B"/>
        <table:table-column table:style-name="Table1.C"/>
        <text:soft-page-break/>
        <table:table-row>
          <table:table-cell table:style-name="Table1.A1" office:value-type="string">
            <text:h text:style-name="P88" text:outline-level="2">Implémentation des verrous <text:span text:style-name="T43">(initialisation, destruction et utilisation)</text:span>.</text:h>
          </table:table-cell>
          <table:table-cell table:style-name="Table1.A1" office:value-type="string">
            <text:p text:style-name="P16"/>
          </table:table-cell>
          <table:table-cell table:style-name="Table1.A1" office:value-type="string">
            <text:p text:style-name="Text_20_body"><text:s/>/3 pt</text:p>
          </table:table-cell>
        </table:table-row>
        <table:table-row>
          <table:table-cell table:style-name="Table1.A1" office:value-type="string">
            <text:h text:style-name="P90" text:outline-level="2"><text:span text:style-name="T17">Réponses du tableau </text:span><text:span text:style-name="T17"><text:sequence-ref text:reference-format="value" text:ref-name="refTable0">1</text:sequence-ref></text:span><text:span text:style-name="T17"> et justifications à l’aide de captures d’écran (-0,5pt par erreur ou omission).</text:span></text:h>
          </table:table-cell>
          <table:table-cell table:style-name="Table1.A1" office:value-type="string">
            <text:p text:style-name="P16"/>
          </table:table-cell>
          <table:table-cell table:style-name="Table1.A1" office:value-type="string">
            <text:p text:style-name="Text_20_body"><text:s/>/<text:span text:style-name="T131">3</text:span> pt</text:p>
          </table:table-cell>
        </table:table-row>
      </table:table>
      <text:p text:style-name="P45">Comportement en cas d’erreurs</text:p>
      <text:p text:style-name="P31">Il peut arriver qu’un des fils d’exécution qui ajoute des valeurs à l’ensemble des données ne se lance pas correctement ou s’arrête pendant l’exécution de manière inopinée. <text:span text:style-name="T132">Le programme </text:span><text:span text:style-name="technical"><text:span text:style-name="T6">multilock</text:span></text:span><text:span text:style-name="T6"> simule ce cas d’erreur grâce à l’option </text:span><text:span text:style-name="technical"><text:span text:style-name="T14">--unstable</text:span></text:span><text:span text:style-name="T14">. Lorsque cette option est fournie, un des threads annule son exécution en plein milieu de la section critique avec une certaine probabilité.</text:span></text:p>
      <table:table table:name="Table3" table:style-name="Table3">
        <table:table-column table:style-name="Table3.A"/>
        <table:table-column table:style-name="Table3.B"/>
        <table:table-column table:style-name="Table3.C"/>
        <table:table-row>
          <table:table-cell table:style-name="Table3.A1" office:value-type="string">
            <text:h text:style-name="P91" text:outline-level="2">Lancer le programme <text:span text:style-name="technical"><text:span text:style-name="T6">multilock</text:span></text:span><text:span text:style-name="T6"> avec l’option </text:span><text:span text:style-name="technical"><text:span text:style-name="T14">--unstable</text:span></text:span><text:span text:style-name="T14"> pour chacun des types de verrous (</text:span><text:span text:style-name="technical"><text:span text:style-name="T106">mutex</text:span></text:span>, <text:span text:style-name="technical"><text:span text:style-name="T106">semrelay</text:span></text:span> et <text:span text:style-name="technical"><text:span text:style-name="T106">spinlock</text:span></text:span>). <text:span text:style-name="T107">Que se passe-t-il? Comment l’expliquez-vous?</text:span></text:h>
            <text:p text:style-name="P33"><text:span text:style-name="T105">R</text:span><text:span text:style-name="T102">éponse :</text:span></text:p>
          </table:table-cell>
          <table:table-cell table:style-name="Table3.A1" office:value-type="string">
            <text:p text:style-name="P17"/>
          </table:table-cell>
          <table:table-cell table:style-name="Table3.A1" office:value-type="string">
            <text:p text:style-name="P32"><text:s/>/<text:span text:style-name="T140">0.5</text:span> pt</text:p>
          </table:table-cell>
        </table:table-row>
        <table:table-row>
          <table:table-cell table:style-name="Table3.A1" office:value-type="string">
            <text:h text:style-name="P92" text:outline-level="2">Vous voulez résoudre le problème précédent, c’est-à-dire rendre votre programme plus robuste à la défaillance d’un fil d’exécution <text:span text:style-name="T139">qui est dans sa section critique</text:span>. <text:span text:style-name="T138">Expliquez comment vous vous y prendriez dans le cas des librairies </text:span><text:span text:style-name="technical"><text:span text:style-name="T106">mutex</text:span></text:span><text:span text:style-name="T138"> et </text:span><text:span text:style-name="technical"><text:span text:style-name="T106">spinlock</text:span></text:span><text:span text:style-name="T138">. Pourquoi le cas de <text:s/></text:span><text:span text:style-name="technical"><text:span text:style-name="T106">semrelay</text:span></text:span><text:span text:style-name="T138"> est-il plus compliqué à gérer?</text:span></text:h>
            <text:p text:style-name="P33">Réponse :</text:p>
          </table:table-cell>
          <table:table-cell table:style-name="Table3.A1" office:value-type="string">
            <text:p text:style-name="P17"/>
          </table:table-cell>
          <table:table-cell table:style-name="Table3.A1" office:value-type="string">
            <text:p text:style-name="P32"><text:s/>/<text:span text:style-name="T140">1.5</text:span> pt</text:p>
          </table:table-cell>
        </table:table-row>
        <table:table-row>
          <table:table-cell table:style-name="Table3.A1" office:value-type="string">
            <text:h text:style-name="P93" text:outline-level="2">Implémentez votre correctif dans le cas de la librairie <text:span text:style-name="technical"><text:span text:style-name="T106">mutex</text:span></text:span>. Votre programme ne fournira pas le résultat statistique attendu <text:span text:style-name="T142">mais doit être capable de terminer, même en mode instable.</text:span></text:h>
          </table:table-cell>
          <table:table-cell table:style-name="Table3.A1" office:value-type="string">
            <text:p text:style-name="P17"/>
          </table:table-cell>
          <table:table-cell table:style-name="Table3.A1" office:value-type="string">
            <text:p text:style-name="P32">/<text:span text:style-name="T141">2 pt</text:span></text:p>
          </table:table-cell>
        </table:table-row>
        <table:table-row>
          <table:table-cell table:style-name="Table3.A1" office:value-type="string">
            <text:h text:style-name="P94" text:outline-level="2"><text:span text:style-name="T32">BONUS : Implémentez un correctif </text:span><text:span text:style-name="T31">dans le cas de la librairie </text:span><text:span text:style-name="technical"><text:span text:style-name="T32">semrelay</text:span></text:span><text:span text:style-name="T31">.<text:line-break/></text:span><text:span text:style-name="T33">Ce cas étant plus complexe, il est conseillé d’y revenir à la toute fin si vous avez le temps!</text:span></text:h>
          </table:table-cell>
          <table:table-cell table:style-name="Table3.A1" office:value-type="string">
            <text:p text:style-name="P17"/>
          </table:table-cell>
          <table:table-cell table:style-name="Table3.A1" office:value-type="string">
            <text:p text:style-name="P36">/2 pt</text:p>
          </table:table-cell>
        </table:table-row>
      </table:table>
      <text:p text:style-name="P46"/>
      <text:h text:style-name="P83" text:outline-level="1">Détection d'interblocage [ 4 pts ]</text:h>
      <text:p text:style-name="P27"><text:span text:style-name="T129">Un interblocage survient lorsqu'il existe un cycle d'attente pour une ressource. Le principal problème lié à un interblocage concerne les possibilités de le détecter. Une manière de faire consiste à </text:span><text:span text:style-name="T80">surveiller à intervalle</text:span><text:span text:style-name="T77">s</text:span><text:span text:style-name="T80"> régulier</text:span><text:span text:style-name="T77">s</text:span><text:span text:style-name="T80"> le progrès de l'exécution</text:span><text:span text:style-name="T129">. Si aucun progrès ne se produit, alors il est possible qu'un interblocage soit survenu. Un tel mécanisme de détection est communément appelé </text:span><text:span text:style-name="T28">watchdog</text:span><text:span text:style-name="T103">.</text:span></text:p>
      <text:p text:style-name="P22"><text:soft-page-break/><text:span text:style-name="T24">Vous désirez réaliser un détecteur d'interblocage tel que décrit ci-dessus. Le programme </text:span><text:span text:style-name="technical"><text:span text:style-name="T23">interblocage</text:span></text:span><text:span text:style-name="T23"> simule un traitement d'une durée variable, avec un accès concurrent aux variables </text:span><text:span text:style-name="technical"><text:span text:style-name="T52">x</text:span></text:span><text:span text:style-name="T23"> et </text:span><text:span text:style-name="technical"><text:span text:style-name="T52">y</text:span></text:span><text:span text:style-name="T23">. Les deux fils d'exécution vont verrouiller </text:span><text:span text:style-name="technical"><text:span text:style-name="T121">lock_one</text:span></text:span><text:span text:style-name="T23"> et </text:span><text:span text:style-name="technical"><text:span text:style-name="T121">lock_two</text:span></text:span><text:span text:style-name="T23"> dans un ordre bien choisi pour provoquer un interblocage.</text:span></text:p>
      <text:p text:style-name="P22"><text:span text:style-name="T71">La fonction </text:span><text:span text:style-name="technical"><text:span text:style-name="T72">watchdog()</text:span></text:span><text:span text:style-name="T72"> est appelée toutes les 100 ms. </text:span><text:span text:style-name="T78">Son comportement par défaut est </text:span><text:span text:style-name="T79">d'afficher "watchdog" sur la console</text:span><text:span text:style-name="T78">. C'est donc à vous d'implémenter un mécanisme correct. </text:span><text:span text:style-name="T116">On rappel</text:span><text:span text:style-name="T118">le</text:span><text:span text:style-name="T116"> qu'ici, le rôle du watchdog est de vérifier périodiquement si les traitements effectués par le programme sur certain</text:span><text:span text:style-name="T117">e</text:span><text:span text:style-name="T116">s variables partagées ont avancé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89" text:outline-level="2"><text:span text:style-name="T47">Complétez le verrouillage de </text:span><text:span text:style-name="technical"><text:span text:style-name="T47">lock_one</text:span></text:span><text:span text:style-name="T47"> et </text:span><text:span text:style-name="technical"><text:span text:style-name="T47">lock_two</text:span></text:span><text:span text:style-name="T47"> de manière à provoquer un interblocage. Exécutez le programme </text:span><text:span text:style-name="technical"><text:span text:style-name="T35">interblocage</text:span></text:span><text:span text:style-name="T35"> à plusieurs reprises.</text:span></text:h>
            <text:list xml:id="list2138455344" text:style-name="L6">
              <text:list-item>
                <text:list>
                  <text:list-item>
                    <text:h text:style-name="P95" text:outline-level="2">Expliquez comment vous avez placé les verrous. <text:span text:style-name="T136">Pourquoi est-ce que votre choix provoque un interblocage?</text:span></text:h>
                  </text:list-item>
                  <text:list-item>
                    <text:h text:style-name="P96" text:outline-level="2"><text:span text:style-name="T35">L'interblocage survient-il toujours pour les mêmes valeurs de </text:span><text:span text:style-name="technical"><text:span text:style-name="T52">x </text:span></text:span><text:span text:style-name="T35">? Expliquez pourquoi. </text:span></text:h>
                  </text:list-item>
                  <text:list-item>
                    <text:h text:style-name="P99" text:outline-level="2">Est-ce possible que l'interblocage ne survienne jamais ? Si oui, proposez un exemple concret.</text:h>
                  </text:list-item>
                </text:list>
              </text:list-item>
            </text:list>
            <text:p text:style-name="P37">Réponse<text:span text:style-name="T108">s</text:span> : <text:span text:style-name="T143">Afin d’obtenir un interblocage, les verrous ont été placés en sens contraire. En effet, dans foo, on verrouille le lock_one en premier tandis que dans bar on verrouille lock_two en premier. Alors, il est possible que les deux threads verrouillent les deux locks simultanément et qu’ils se retrouvent en situation d’interblocage puisque chacun attendra l’autre. </text:span></text:p>
            <text:p text:style-name="P38">L’interblocage survient pour des valeurs de x différentes puisqu’il est impossible de déterminer quand est-ce que les deux threads verrouilleront les deux lock en même temps.</text:p>
            <text:p text:style-name="P38"><text:s/>Théoriquement, il est possible que la situation de d’interblocage ne survienne jamais. Cependant, en pratique puisque le processeur effectue énormément d’opérations par seconde, on peut pratiquement garantir qu’il y aura une situation d’interblocage.</text:p>
          </table:table-cell>
          <table:table-cell table:style-name="Tableau4.A1" office:value-type="string">
            <text:p text:style-name="P16"/>
          </table:table-cell>
          <table:table-cell table:style-name="Tableau4.A1" office:value-type="string">
            <text:p text:style-name="P15"><text:s/>/<text:span text:style-name="T36">2</text:span> pt</text:p>
          </table:table-cell>
        </table:table-row>
        <table:table-row>
          <table:table-cell table:style-name="Tableau4.A1" office:value-type="string">
            <text:h text:style-name="P100" text:outline-level="2"><text:span text:style-name="T34">Implémentez la fonction </text:span><text:span text:style-name="technical"><text:span text:style-name="T34">watchdog()</text:span></text:span><text:span text:style-name="T34"> pour détecter un interblocage. Lorsqu'un interblocage est détecté, on fera un appel à </text:span><text:span text:style-name="technical"><text:span text:style-name="T38">exit()</text:span></text:span><text:span text:style-name="T38"> pour terminer le programme et tous les fils d'exécution. </text:span></text:h>
            <text:list xml:id="list2939543529" text:style-name="L7">
              <text:list-item>
                <text:list>
                  <text:list-item>
                    <text:h text:style-name="P101" text:outline-level="2">Votre détection d'interblocage est-elle parfaite (i.e détecte bien tous les interblocages) ? </text:h>
                  </text:list-item>
                  <text:list-item>
                    <text:h text:style-name="P101" text:outline-level="2">Quel est le risque principal d'une telle solution ?</text:h>
                  </text:list-item>
                  <text:list-item>
                    <text:h text:style-name="P102" text:outline-level="2"><text:soft-page-break/>Plutôt que de tenter de détecter l’interblocage, comment auriez-vous effectué <text:span text:style-name="T47">le verrouillage de </text:span><text:span text:style-name="technical"><text:span text:style-name="T47">lock_one</text:span></text:span><text:span text:style-name="T47"> et </text:span><text:span text:style-name="technical"><text:span text:style-name="T47">lock_two</text:span></text:span><text:span text:style-name="T47"> d</text:span>e manière à ne jamais avoir d’interblocage? Expliquez.</text:h>
                  </text:list-item>
                </text:list>
              </text:list-item>
            </text:list>
            <text:p text:style-name="P39">Réponse<text:span text:style-name="T108">s</text:span> : <text:span text:style-name="T144">Non, il ne détecte pas vraiment qu’un interblocage soit détecté. Il attend de recevoir un SIGALRM qui est lancé si le programme est en exécution pour plus de 100ms. Le programme va donc toujours se terminer avec le watchdog même s’il n’y a pas d’interblocage.</text:span></text:p>
            <text:p text:style-name="P40">Puisque le watchdog termine l’exécution du programme avec un exit(0), la « vraie » fin du code n’est pas nécessairement exécuté s’il y a interblocage. Dans notre exemple, le timer n’est pas arrêté et les lock ne seront pas détruits.</text:p>
            <text:p text:style-name="P77">Une solution évidente est que les deux processus utilisent le même ordre de blocage des verrous. De cette façon, cela évite que tous les locks soient bloqués simultanément.</text:p>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row>
          <table:table-cell table:style-name="Tableau4.A1" office:value-type="string">
            <text:h text:style-name="P103" text:outline-level="2"><text:span text:style-name="T37">Placez l'appel à </text:span><text:span text:style-name="technical"><text:span text:style-name="T37">pthread_barrier_wait()</text:span></text:span><text:span text:style-name="T37"> dans les fonctions </text:span><text:span text:style-name="technical"><text:span text:style-name="T37">worker_foo()</text:span></text:span><text:span text:style-name="T37"> et </text:span><text:span text:style-name="technical"><text:span text:style-name="T37">worker_bar()</text:span></text:span><text:span text:style-name="T37"> de manière à </text:span><text:span text:style-name="T73">forcer l'interblocage dès le premier cycle</text:span><text:span text:style-name="T37">.</text:span></text:h>
            <text:h text:style-name="P103" text:outline-level="2" text:is-list-header="true"><text:span text:style-name="T37"><text:s/></text:span><text:span text:style-name="T112">ATTENTION :</text:span><text:span text:style-name="T109"> l'interblocage doit bien être réalisé sur les verrous <text:s/></text:span><text:span text:style-name="technical"><text:span text:style-name="T110">lock_one</text:span></text:span><text:span text:style-name="T110"> et </text:span><text:span text:style-name="technical"><text:span text:style-name="T110">lock_two </text:span></text:span><text:span text:style-name="technical"><text:span text:style-name="T111">et non sur la barrière elle-même.</text:span></text:span></text:h>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
      <text:h text:style-name="P84" text:outline-level="1">Communication par tubes [ <text:span text:style-name="T135">6</text:span> pts ]</text:h>
      <text:p text:style-name="P28">L'analyse lexicale est à la base de la classification des documents réalisée par un moteur de recherche. <text:span text:style-name="T113">P</text:span>our comparer des documents, <text:span text:style-name="T113">on pourra par exemple utiliser des méthodes d'analyse des fréquences d'apparition des mots</text:span>. </text:p>
      <text:p text:style-name="P23"><text:span text:style-name="T18">Le programme </text:span><text:span text:style-name="technical"><text:span text:style-name="T18">lexique</text:span></text:span><text:span text:style-name="T18"> est un prototype qui calcule la fréquence des mots dans un texte. Le but de cet exercice est de lire le texte à analyser depuis l'entrée standard (</text:span><text:span text:style-name="T29">stdin</text:span><text:span text:style-name="T18">) et d'afficher ensuite le résultat sur la sortie standard (</text:span><text:span text:style-name="T29">stdout</text:span><text:span text:style-name="T18">). </text:span></text:p>
      <text:p text:style-name="P24"><text:span text:style-name="T18">Le traitement comporte deux étapes, </text:span><text:span text:style-name="T74">chacune effectuée dans un processus</text:span><text:span text:style-name="T18">, tel que montré sur la figure </text:span><text:span text:style-name="T18"><text:sequence-ref text:reference-format="value" text:ref-name="refIllustration0">1</text:sequence-ref></text:span><text:span text:style-name="T18">. </text:span></text:p>
      <text:list xml:id="list2130648021" text:style-name="L8">
        <text:list-item>
          <text:p text:style-name="P78">La première étape consiste à séparer l'entrée en mots et à calculer leurs tailles. </text:p>
        </text:list-item>
        <text:list-item>
          <text:p text:style-name="P79">La deuxième étape est consacrée à compter les fréquences d'apparitions des mots. Les résultats de cette analyse sont stockés dans une table de hachage. </text:p>
        </text:list-item>
      </text:list>
      <text:p text:style-name="P29">L'échange d'informations entre les deux processus se fait par le biais de deux tubes (pipes) <text:span text:style-name="T120">anonymes</text:span>. L'un sert à transmettre la taille des mots, tandis que l'autre permet la transmission des mots eux-mêmes.</text:p>
      <text:p text:style-name="P14"><draw:frame draw:style-name="fr1" draw:name="Cadre1" text:anchor-type="paragraph" svg:width="17.59cm" draw:z-index="0"><draw:text-box fo:min-height="2.633cm"><text:p text:style-name="P66"><draw:frame draw:style-name="fr2" draw:name="images1" text:anchor-type="paragraph" svg:x="0.004cm" svg:y="0.002cm" svg:width="17.59cm" style:rel-width="100%" svg:height="2.633cm"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soft-page-break/></text:p>
      <text:p text:style-name="P25"><text:span text:style-name="T21">Les fonctions </text:span><text:span text:style-name="technical"><text:span text:style-name="T21">task_tokenize()</text:span></text:span><text:span text:style-name="T21"> et </text:span><text:span text:style-name="technical"><text:span text:style-name="T21">task_frequency()</text:span></text:span><text:span text:style-name="T21"> sont fournies. Vous devez compléter la fonction </text:span><text:span text:style-name="technical"><text:span text:style-name="T19">main()</text:span></text:span><text:span text:style-name="T19"> du fichier </text:span><text:span text:style-name="technical"><text:span text:style-name="T20">lexique.c</text:span></text:span><text:span text:style-name="T20"> pour initialiser les tubes et démarrer ces deux tâches en tant que processus. Les fichiers </text:span><text:span text:style-name="technical"><text:span text:style-name="T48">text-small</text:span></text:span><text:span text:style-name="T48">, </text:span><text:span text:style-name="technical"><text:span text:style-name="T48">text-linux</text:span></text:span><text:span text:style-name="T48"> et </text:span><text:span text:style-name="technical"><text:span text:style-name="T48">text-galaxy</text:span></text:span><text:span text:style-name="T48"> sont fournis à des fins de test. Voici un exemple d'exécution, qui </text:span><text:span text:style-name="T60">envoi</text:span><text:span text:style-name="T59">e</text:span><text:span text:style-name="T60"> l</text:span><text:span text:style-name="T48">e fichier </text:span><text:span text:style-name="technical"><text:span text:style-name="T51">text-small</text:span></text:span><text:span text:style-name="T51"> à l'entrée standard du programme </text:span><text:span text:style-name="technical"><text:span text:style-name="T51">lexique</text:span></text:span><text:span text:style-name="T49"> :</text:span></text:p>
      <text:p text:style-name="code">.<text:span text:style-name="T50">/lexique &lt; text-small</text:span></text:p>
      <text:p text:style-name="Standard"/>
      <table:table table:name="Table5" table:style-name="Table5">
        <table:table-column table:style-name="Table5.A"/>
        <table:table-column table:style-name="Table5.B"/>
        <table:table-column table:style-name="Table5.C"/>
        <table:table-row>
          <table:table-cell table:style-name="Table5.A1" office:value-type="string">
            <text:h text:style-name="P97" text:outline-level="2"><text:span text:style-name="T16">Implémentation du programme (création des tubes, passage des paramètres aux fonctions </text:span><text:span text:style-name="technical"><text:span text:style-name="T46">task_tokenize()</text:span></text:span><text:span text:style-name="T46"> et </text:span><text:span text:style-name="technical"><text:span text:style-name="T46">task_frequency()</text:span></text:span><text:span text:style-name="T22">).</text:span></text:h>
          </table:table-cell>
          <table:table-cell table:style-name="Table5.A1" office:value-type="string">
            <text:p text:style-name="P16"/>
          </table:table-cell>
          <table:table-cell table:style-name="Table5.A1" office:value-type="string">
            <text:p text:style-name="P13"><text:s/>/<text:span text:style-name="T41">4</text:span> pt</text:p>
          </table:table-cell>
        </table:table-row>
        <table:table-row>
          <table:table-cell table:style-name="Table5.A1" office:value-type="string">
            <text:h text:style-name="P104" text:outline-level="2">Actuellement, les statistiques de fréquences sont affichées seulement à la fin du traitement. En appuyant sur les touches CTRL-C, le signal SIGINT est envoyé au programme. Celui-ci quitte et les données ne sont pas affichées. </text:h>
            <text:h text:style-name="P98" text:outline-level="2" text:is-list-header="true"><text:span text:style-name="T114">Modifiez le gestionnaire d'événements pour afficher les données </text:span><text:span text:style-name="T75">avant de quitter</text:span><text:span text:style-name="T114">. (Astuce : en envoyant la taille de mot -1 à </text:span><text:span text:style-name="technical"><text:span text:style-name="T40">task_frequency()</text:span></text:span><text:span text:style-name="T39">, alors le processus affiche les données et cesse le traitement).</text:span></text:h>
          </table:table-cell>
          <table:table-cell table:style-name="Table5.A1" office:value-type="string">
            <text:p text:style-name="P16"/>
          </table:table-cell>
          <table:table-cell table:style-name="Table5.A1" office:value-type="string">
            <text:p text:style-name="P13"><text:s/>/<text:span text:style-name="T134">2 pt</text:span></text:p>
          </table:table-cell>
        </table:table-row>
        <table:table-row>
          <table:table-cell table:style-name="Table5.A1" office:value-type="string">
            <text:h text:style-name="P105" text:outline-level="2"><text:span text:style-name="T119">Question bonus :</text:span> Lorsqu'un tube est plein, alors le processus écrivain bloque en attendant que les données soient consommées. À l'aide de cette technique, complétez le programme remplissage (fichier lexique/remplissage.c) pour déterminer expérimentalement la taille des tubes sous Linux. </text:h>
            <text:p text:style-name="P80"><text:span text:style-name="T145">Nous obtenons 65536 octets</text:span></text:p>
          </table:table-cell>
          <table:table-cell table:style-name="Table5.A1" office:value-type="string">
            <text:p text:style-name="P16"/>
          </table:table-cell>
          <table:table-cell table:style-name="Table5.A1" office:value-type="string">
            <text:p text:style-name="P35">/1 pt</text:p>
          </table:table-cell>
        </table:table-row>
      </table:table>
      <text:h text:style-name="P86" text:outline-level="1" text:is-list-header="true"/>
      <text:h text:style-name="P85" text:outline-level="1">Correction</text:h>
      <table:table table:name="Table6" table:style-name="Table6">
        <table:table-column table:style-name="Table6.A"/>
        <table:table-column table:style-name="Table6.B"/>
        <table:table-row>
          <table:table-cell table:style-name="Table6.A1" office:value-type="string">
            <text:p text:style-name="Table_20_Contents">Points des questions 1 à 4</text:p>
          </table:table-cell>
          <table:table-cell table:style-name="Table6.B1" office:value-type="float" office:value="0">
            <text:p text:style-name="P61">0</text:p>
          </table:table-cell>
        </table:table-row>
        <table:table-row>
          <table:table-cell table:style-name="Table6.A3" office:value-type="string">
            <text:p text:style-name="Table_20_Contents">Pénalité de retard</text:p>
          </table:table-cell>
          <table:table-cell table:style-name="Table6.B3" office:value-type="string">
            <text:p text:style-name="P61">0</text:p>
          </table:table-cell>
        </table:table-row>
        <table:table-row>
          <table:table-cell table:style-name="Table6.A3" office:value-type="string">
            <text:p text:style-name="Table_20_Contents">Qualité de la langue (-0,5% par faute)</text:p>
          </table:table-cell>
          <table:table-cell table:style-name="Table6.B3" office:value-type="string">
            <text:p text:style-name="P61">0</text:p>
          </table:table-cell>
        </table:table-row>
        <table:table-row>
          <table:table-cell table:style-name="Table6.A4" office:value-type="string">
            <text:p text:style-name="Table_20_Contents">Points bonus</text:p>
          </table:table-cell>
          <table:table-cell table:style-name="Table6.B4" office:value-type="float" office:value="0">
            <text:p text:style-name="P61">0</text:p>
          </table:table-cell>
        </table:table-row>
        <table:table-row>
          <table:table-cell table:style-name="Table6.A5" office:value-type="string">
            <text:p text:style-name="Table_20_Contents">Note finale sur 20</text:p>
          </table:table-cell>
          <table:table-cell table:style-name="Table6.B4" table:formula="ooow:sum &lt;B1:B4&gt;" office:value-type="float" office:value="0">
            <text:p text:style-name="P61">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cm" draw:fill-image-height="0cm"/>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2DT3H40M2S</meta:editing-duration>
    <meta:editing-cycles>194</meta:editing-cycles>
    <meta:generator>LibreOffice/5.3.7.2.0$Linux_X86_64 LibreOffice_project/30$Build-2</meta:generator>
    <meta:initial-creator>francis </meta:initial-creator>
    <dc:date>2018-02-18T17:51:15.310486750</dc:date>
    <meta:document-statistic meta:table-count="8" meta:image-count="1" meta:object-count="0" meta:page-count="9" meta:paragraph-count="136" meta:word-count="2119" meta:character-count="13624" meta:non-whitespace-character-count="11577"/>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